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189cm" fo:margin-right="0cm" fo:margin-top="0cm" fo:margin-bottom="0.499cm" fo:keep-together="always" fo:text-indent="-1.201cm" style:auto-text-indent="false">
        <style:tab-stops/>
      </style:paragraph-properties>
      <style:text-properties fo:font-style="normal" style:font-style-asian="normal" style:font-style-complex="normal"/>
    </style:style>
    <style:style style:name="P2" style:family="paragraph" style:parent-style-name="Standard">
      <style:paragraph-properties fo:margin-left="1.189cm" fo:margin-right="0cm" fo:margin-top="0cm" fo:margin-bottom="0.499cm" fo:keep-together="always" fo:text-indent="-1.201cm" style:auto-text-indent="false">
        <style:tab-stops/>
      </style:paragraph-properties>
    </style:style>
    <style:style style:name="P3" style:family="paragraph" style:parent-style-name="Standard">
      <style:paragraph-properties fo:keep-together="always"/>
    </style:style>
    <style:style style:name="P4" style:family="paragraph" style:parent-style-name="Standard">
      <style:paragraph-properties fo:margin-top="0cm" fo:margin-bottom="0.499cm"/>
    </style:style>
    <style:style style:name="P5" style:family="paragraph" style:parent-style-name="Standard">
      <style:paragraph-properties fo:margin-top="0cm" fo:margin-bottom="0.499cm" fo:keep-together="always"/>
    </style:style>
    <style:style style:name="P6" style:family="paragraph" style:parent-style-name="Standard" style:master-page-name="">
      <style:paragraph-properties fo:margin-left="1.189cm" fo:margin-right="0cm" fo:margin-top="0cm" fo:margin-bottom="0.499cm" fo:keep-together="always" fo:text-indent="-1.201cm" style:auto-text-indent="false" style:page-number="auto">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use-window-font-color="true" style:font-name="Arial" fo:font-size="10pt" fo:font-style="italic" style:font-size-asian="10pt" style:font-style-asian="italic" style:font-size-complex="10pt" style:font-style-complex="italic"/>
    </style:style>
    <style:style style:name="T3" style:family="text">
      <style:text-properties style:use-window-font-color="true" style:font-name="Times New Roman1" fo:font-size="10pt" fo:font-style="italic" style:font-size-asian="10pt" style:font-style-asian="italic" style:font-size-complex="10pt" style:font-style-complex="italic"/>
    </style:style>
    <style:style style:name="T4" style:family="text">
      <style:text-properties fo:font-style="normal" style:font-style-asian="normal"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Times New Roman1"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eremiah 29:1, 4-7</text:p>
      <text:p text:style-name="P2"><text:span text:style-name="T4">29:1 These are the words of the letter that the prophet Jeremiah sent from Jerusalem to the remaining elders among the exiles, and to the priests, the prophets, and all the people, whom Nebuchadnezzar had taken into exile from Jerusalem to Babylon.</text:span><text:span text:style-name="T1"><text:line-break/></text:span><text:span text:style-name="T5">A NIS is iad seo briathran na litireach a chuir am fàidh leremiah o lerusalem gus a' chuid eile de na seanairibh a thugadh air falbh ann am braighdeanas, agus gus na sagartan, agus gus na fàidhean, agus gus an uile shluagh a thug Nebuchadnesar air falbh ann am braighdeanas o lerusalem gu Babilon; </text:span><text:span text:style-name="T1"><text:line-break/>Now are they here wording of the letter took the prophet Jeremiah from Jerusalem so that the portion other of the eldars taken away in the captivity, and to the prophets, and to the whole , taken Nebuchadnezzar away in the captivity from Jerusalem to Babylon.</text:span></text:p>
      <text:p text:style-name="P2"><text:span text:style-name="T4">29:4 Thus says the LORD of hosts, the God of Israel, to all the exiles whom I have sent into exile from Jerusalem to Babylon:<text:line-break/></text:span><text:span text:style-name="T5">Mar so deir Tighearn nan sluagh, Dia Israeil, ris na h-uile a tha air an toirt air falbh ann am braighdeanas, a chuir mise air falbh ann am braighdeanas o lerusalem gu Babilon,</text:span><text:span text:style-name="T1"><text:line-break/>Thus says the Lord to the people, God of Israel, to the whole taken away in the captivity, that I took away in the captivity from Jerusalem to Babylon</text:span></text:p>
      <text:p text:style-name="P1">29:5 Build houses and live in them; plant gardens and eat what they produce.<text:line-break/><text:span text:style-name="T5">Togaibh taighean, agus gabhaibh còmhnuidh; agus suidhichibh Iiosan,agus ithibh an toradh: </text:span><text:span text:style-name="T1"><text:line-break/>Raise up houses, and take aid, and arrange leases,and eat the fruit:</text:span></text:p>
      <text:p text:style-name="P1">29:6 Take wives and have sons and daughters; take wives for your sons, and give your daughters in marriage, that they may bear sons and daughters; multiply there, and do not decrease.<text:line-break/><text:span text:style-name="T2">Gabhaibh mnathan, agus ginibh mic agus nigheanan; agus gabhaibh mnathan d' ur macaibh, </text:span><text:span text:style-name="T5">agus thugaibh 'ur nigheanan do fhearaibh, a chum gu'm beir iad mic agus nigheanan; a chum gu meudaichear sibh anns an àite sin, agus nach lughdaichear sibh.</text:span><text:span text:style-name="T1"><text:line-break/>Take wives, and beget sons and daughters, and take wives for your sons, and give your daughters to husbands, so that catch(give birth) they sons and daughters; so that enlarge you in that place, and do not decrease. </text:span></text:p>
      <text:p text:style-name="P1">29:7<text:tab/>But seek the welfare of the city where I have sent you into exile, and pray to the LORD on its behalf, for in its welfare you will find your welfare.<text:line-break/><text:span text:style-name="T2">Agus iarraibh s</text:span><text:span text:style-name="T3">ì</text:span><text:span text:style-name="T2">th na dùthcha gus an do chuir mise air falbh sibh ann am braighdeanas: agus guidhibh air a son ris an Tighearn: oir 'n a s</text:span><text:span text:style-name="T3">ì</text:span><text:span text:style-name="T2">th-sa bithidh s</text:span><text:span text:style-name="T3">ì</text:span><text:span text:style-name="T2">th agaibhse.</text:span><text:span text:style-name="T1"><text:line-break/>And ask peace for country to which took I away you in the captivity and pray for her to the Lord: because in that peace is peace at you yourself</text:span></text:p>
      <text:p text:style-name="P5"><text:bookmark text:name="psalm_reading"/>Psalm 66:1-12</text:p>
      <text:p text:style-name="P5">66:1 Make a joyful noise to God, all the earth;<text:line-break/><text:span text:style-name="T5"> TOGAIBH iolach ait do Dhia,a th</text:span><text:span text:style-name="T6">ì</text:span><text:span text:style-name="T5">rean uile:</text:span><text:span text:style-name="T1"><text:line-break/> Raise clamour glad to God, O X all</text:span></text:p>
      <text:p text:style-name="P5">66:2 sing the glory of his name; give to him glorious praise.<text:line-break/><text:span text:style-name="T5"> Seinnibh glòir 'ainme, deanabh a chliu glòrmhor.</text:span><text:span text:style-name="T1"><text:line-break/> Sing glory of his name, make his fame glorious</text:span></text:p>
      <text:p text:style-name="P5"><text:soft-page-break/>66:3 Say to God, "How awesome are your deeds! Because of your great power, your enemies cringe before you.<text:line-break/><text:span text:style-name="T5"> Abraibh ri Dia, Cia h-uamhasach d'oibre? tr</text:span><text:span text:style-name="T6">ì</text:span><text:span text:style-name="T5">d meud do neirt, str</text:span><text:span text:style-name="T6">ì</text:span><text:span text:style-name="T5">ochdaidh do naimh-dean dhuit</text:span><text:span text:style-name="T1"><text:line-break/> Say to God, how awesome your work! Through force your strengt, </text:span></text:p>
      <text:p text:style-name="P5">66:4 All the earth worships you; they sing praises to you, sing praises to your name." Selah<text:line-break/><text:span text:style-name="T5"> Sleuchdaidh gach t</text:span><text:span text:style-name="T6">ì</text:span><text:span text:style-name="T5">r dhuit, agus seinnidh iad dhuit; seinnidh iad do d'ainm</text:span><text:span text:style-name="T1"><text:line-break/> </text:span></text:p>
      <text:p text:style-name="Verses">Selah. </text:p>
      <text:p text:style-name="P5">66:5 Come and see what God has done: he is awesome in his deeds among mortals.<text:line-break/><text:span text:style-name="T5"> Thigibh, agus faicibh oibre Dhé: uamhasach tha e 'n a ghn</text:span><text:span text:style-name="T6">ì</text:span><text:span text:style-name="T5">omharaibh air clann nan daoine </text:span><text:span text:style-name="T1"><text:line-break/> </text:span></text:p>
      <text:p text:style-name="P5">66:6 He turned the sea into dry land; they passed through the river on foot. There we rejoiced in him,<text:line-break/><text:span text:style-name="T5"> Thionndaidh e a' mhuir gu talamh tioram: troimh 'n t-sruth ghabh iad thairis d'an cois: an sin rinn sinn gairdeachas ann.</text:span><text:span text:style-name="T1"><text:line-break/> </text:span></text:p>
      <text:p text:style-name="P5">66:7 who rules by his might forever, whose eyes keep watch on the nations-- let the rebellious not exalt themselves. Selah<text:span text:style-name="T1"><text:line-break/></text:span><text:span text:style-name="T5"> Le 'thr</text:span><text:span text:style-name="T6">én</text:span><text:span text:style-name="T5">n neart riaghlaidlh e gu bràth: amhaireidh a shùileau air na cinnich: na h-àrdaicheadh luchd-ceannairc iad féin.</text:span><text:span text:style-name="T1"><text:line-break/> </text:span></text:p>
      <text:p text:style-name="Verses">Selah. </text:p>
      <text:p text:style-name="P5">66:8 Bless our God, O peoples, let the sound of his praise be heard,<text:span text:style-name="T1"><text:line-break/></text:span><text:span text:style-name="T5"> </text:span><text:span text:style-name="T2">Beannaichibh, O a shlòigh, ar Dia-ne, agus thugaibh air fuaim a mholaidh 'bhi air a cluinntinn;</text:span><text:span text:style-name="T1"><text:line-break/> </text:span></text:p>
      <text:p text:style-name="P5">66:9 who has kept us among the living, and has not let our feet slip.<text:line-break/><text:span text:style-name="T5"> Oir dhearbh thu sinn, a Dhé; ghlan thu sinn 's an teine, mar a ghlanar airgiod.</text:span><text:span text:style-name="T1"><text:line-break/> </text:span></text:p>
      <text:p text:style-name="P4">66:10 For you, O God, have tested us; you have tried us as silver is tried.<text:line-break/><text:span text:style-name="T1"> Neach a chumas ar n-anam beò, agus nach leig le'r cois carachadh.</text:span><text:line-break/></text:p>
      <text:p text:style-name="P4">66:11 You brought us into the net; you laid burdens on our backs;<text:line-break/><text:span text:style-name="T5"> Thug thu steach s an l</text:span><text:span text:style-name="T6">ì</text:span><text:span text:style-name="T5">on sinn; chuir thu teinn air ar leasraidh.</text:span><text:span text:style-name="T1"><text:line-break/> </text:span></text:p>
      <text:p text:style-name="P5">66:12 you let people ride over our heads; we went through fire and through water; yet you have brought us out to a spacious place.<text:line-break/><text:span text:style-name="T5">Thug thu air daoinibh marcachd thar ar cinn: chaidh sinn troimh theine, agus troimh uisge; ach thug thu mach sinn gu h-ionad saoibhir. </text:span><text:span text:style-name="T1"><text:line-break/> </text:span></text:p>
      <text:p text:style-name="P5"><text:bookmark text:name="hebrew_oth_reading"/>2 Kings 5:1-3, 7-15c</text:p>
      <text:p text:style-name="P5"><text:soft-page-break/>5:1 Naaman, commander of the army of the king of Aram, was a great man and in high favor with his master, because by him the LORD had given victory to Aram. The man, though a mighty warrior, suffered from leprosy.<text:line-break/><text:span text:style-name="T5"> ANIS bha Naaman ceannard slòigh r</text:span><text:span text:style-name="T6">ì</text:span><text:span text:style-name="T5">gh Shiria 'n a dhuine mòr aig a thighearn, agus urramach; a chionn leis-san gu'n d'thug an Tighearn saorsa do Shiria: bha e mar an ceudna treun ann an neart, ach bu lobhar e.</text:span><text:span text:style-name="T1"><text:line-break/>Now was Naaman X X king of Syria X X person great at the lord, and X; <text:s/></text:span></text:p>
      <text:p text:style-name="P5">5:2 Now the Arameans on one of their raids had taken a young girl captive from the land of Israel, and she served Naaman's wife.<text:line-break/><text:span text:style-name="T5"> Agus chaidh na Sirianaich a mach 'n am buidhnibh, agus thug iad leo 'am braighdcanas à t</text:span><text:span text:style-name="T6">ì</text:span><text:span text:style-name="T5">r Israeil caileag bheag; agus bha i a' feitheamh air mnaoi Naamain.</text:span><text:span text:style-name="T1"><text:line-break/> </text:span></text:p>
      <text:p text:style-name="P5">5:3 She said to her mistress, "If only my lord were with the prophet who is in Samaria! He would cure him of his leprosy."<text:line-break/><text:span text:style-name="T5"> Agus thubhairt i r'a ban-mhaighstir, B' fhearr leam gu' m bitheadh mo thighearn maille ris an fhàidh a tha ann an Samaria; an sin leighiseadh e o 'luibhre e.</text:span><text:span text:style-name="T1"><text:line-break/> </text:span></text:p>
      <text:p text:style-name="P5">5:7 When the king of Israel read the letter, he tore his clothes and said, "Am I God, to give death or life, that this man sends word to me to cure a man of his leprosy? Just look and see how he is trying to pick a quarrel with me."<text:line-break/><text:span text:style-name="T5"> Agus an uair a leugh r</text:span><text:span text:style-name="T6">ì</text:span><text:span text:style-name="T5">gh Israeil an litir, reub e 'eudach, agus thubhairt e, An Dia mise, a mharbhadh agus a dheanamh beò, gu'n cu</text:span><text:span text:style-name="T6">ì</text:span><text:span text:style-name="T5">readh am fear so fios a m' ionnsuidh duine a leigheas o 'luibhre? uime sin thugaibh fainear, guidheam oirbh, agus faicibh cionnus a tha e 'g iarraidh aobhair a'm' aghaidh.</text:span><text:span text:style-name="T1"><text:line-break/> </text:span></text:p>
      <text:p text:style-name="P5">5:8 But when Elisha the man of God heard that the king of Israel had torn his clothes, he sent a message to the king, "Why have you torn your clothes? Let him come to me, that he may learn that there is a prophet in Israel."<text:line-break/><text:span text:style-name="T5"> Agus an uair a chual' Elisa an duine le </text:span><text:span text:style-name="T2">Dia gu'n do reub r</text:span><text:span text:style-name="T3">ì</text:span><text:span text:style-name="T2">gh Israeil 'eudach, chuir e fios a dh'ionnsuidh an r</text:span><text:span text:style-name="T3">ì</text:span><text:span text:style-name="T2">gh, ag ràdh, C'ar son a reub thu d'eudach ? thigeadh e nis a m' ionnsuidh-sa, agus bithidh fios aige gu bheil faidh ann an Israel. </text:span><text:span text:style-name="T1"><text:line-break/>And <text:s/></text:span></text:p>
      <text:p text:style-name="P5">5:9 So Naaman came with his horses and chariots, and halted at the entrance of Elisha's house.<text:line-break/><text:span text:style-name="T5"> Agus thàinig Naaman le 'eich agus le 'charbad, agus sheas e aig dorus tighe Elisa. </text:span><text:span text:style-name="T1"><text:line-break/> And came Naaman with X and with X, and X he at door of house Elisa</text:span></text:p>
      <text:p text:style-name="P5">5:10 Elisha sent a messenger to him, saying, "Go, wash in the Jordan seven times, and your flesh shall be restored and you shall be clean."<text:line-break/><text:span text:style-name="T5">Agus chuir Elisa teachdair d'a ionnsuidh, ag ràdh, Imich, agus nigh thu f</text:span><text:span text:style-name="T6">é</text:span><text:span text:style-name="T5">in seachd uairean ann an lordan, agus thig d'fheoil a r</text:span><text:span text:style-name="T6">ì</text:span><text:span text:style-name="T5">s a d' ionnsuidh, agus bithidh tu glan.</text:span><text:span text:style-name="T1"><text:line-break/> </text:span></text:p>
      <text:p text:style-name="P5"><text:soft-page-break/>5:11 But Naaman became angry and went away, saying, "I thought that for me he would surely come out, and stand and call on the name of the LORD his God, and would wave his hand over the spot, and cure the leprosy!<text:line-break/><text:span text:style-name="T5">Ach bha fearg air Naaman, agus dh'fhalbh e roimhe, agus thubhairt e, Feuch, shaoil mi, gu cinnteach gu'n tigeadh e mach a m' ionnsuidh, agus gu'n seasadh e, agus gu'n gairmeadh e air ainm an Tighearn' a Dh</text:span><text:span text:style-name="T6">é</text:span><text:span text:style-name="T5">, agus gu'n cuireadh e a làmh air an àit, agus gu'n leighiseadh e an lobhar.</text:span><text:span text:style-name="T1"><text:line-break/> </text:span></text:p>
      <text:p text:style-name="P5">5:12 Are not Abana and Pharpar, the rivers of Damascus, better than all the waters of Israel? Could I not wash in them, and be clean?" He turned and went away in a rage.<text:line-break/><text:span text:style-name="T5">Nach 'eil Abana agus Pharpar, aimhnichean Dhamascuis, ni's fearr na uile uisgeachan Israeil? nach feud mi mi f</text:span><text:span text:style-name="T6">é</text:span><text:span text:style-name="T5">in anigheadh anntasan, agus a bhi glan ? Agus thionndaidh e, agus dh'fhalbh e roimhe ann an corruich.</text:span><text:span text:style-name="T1"><text:line-break/> </text:span></text:p>
      <text:p text:style-name="P5">5:13 But his servants approached and said to him, "Father, if the prophet had commanded you to do something difficult, would you not have done it? How much more, when all he said to you was, 'Wash, and be clean'?"<text:line-break/><text:span text:style-name="T5">Agus thàinig a sheirbhisich am fagus, agus labhair iad ris, agus thubhairt iad, athair, nam bitheadh am fàidh air iarraidh ort ni mòr a dheanamh, nach deanadh tu e? nach ro mhò na sin ma ta, 'n uair a tha e 'g ràdh riut, Nigh agus bi glan?</text:span><text:span text:style-name="T1"><text:line-break/> </text:span></text:p>
      <text:p text:style-name="P5">5:14 So he went down and immersed himself seven times in the Jordan, according to the word of the man of God; his flesh was restored like the flesh of a young boy, and he was clean.<text:line-break/><text:span text:style-name="T5">An sin chaidh e sàos, agus thum se e f</text:span><text:span text:style-name="T6">é</text:span><text:span text:style-name="T5">in ann an lordan seachd uairean , a r</text:span><text:span text:style-name="T6">é</text:span><text:span text:style-name="T5">ir focail an duine le Dia; agus thàinig 'fheoil a r</text:span><text:span text:style-name="T6">í</text:span><text:span text:style-name="T5">s mar fheoil leinibh bhig, agus ghlanadh e.</text:span><text:span text:style-name="T1"><text:line-break/> </text:span></text:p>
      <text:p text:style-name="P5">5:15c Then he returned to the man of God, he and all his company; he came and stood before him and said, "Now I know that there is no God in all the earth except in Israel."<text:line-break/><text:span text:style-name="T5">Agus phill e dh'ionnsuidh an duine le Dia, e f</text:span><text:span text:style-name="T6">é</text:span><text:span text:style-name="T5">in agus a chuideachd uile, agus thàinig e, agus sheas e 'n a làthair; agus thubhairt e, Feuch, a nis tha fios agam nach 'eil Dia anns an talamh uile ach ann an Israel: a nis ma ta, guidheam ort, gabh tiodhlac d' sheirbhiseach.</text:span><text:span text:style-name="T1"><text:line-break/> </text:span></text:p>
      <text:p text:style-name="P5"><text:bookmark text:name="psalm_oth_reading"/>Psalm 111</text:p>
      <text:p text:style-name="P5">111:1 Praise the LORD! I will give thanks to the LORD with my whole heart, in the company of the upright, in the congregation.<text:line-break/><text:span text:style-name="T5">MOLAIBHSE an Tighearn. Bheir mise cliu do'n Tighearn le m' uile chridhe, ann an coinneamh nam f</text:span><text:span text:style-name="T6">ì</text:span><text:span text:style-name="T5">rean, agus anns a' choimhthional.</text:span><text:span text:style-name="T1"><text:line-break/> </text:span></text:p>
      <text:p text:style-name="P5">111:2 Great are the works of the LORD, studied by all who delight in them.<text:line-break/><text:span text:style-name="T5">Tha gn</text:span><text:span text:style-name="T6">ì</text:span><text:span text:style-name="T5">omharan an Tigheama mòr; rannsaichear iad leo-san uile aig am bheil tlachd annta.</text:span><text:span text:style-name="T1"><text:line-break/> </text:span></text:p>
      <text:p text:style-name="P4">111:3 Full of honor and majesty is his work, and his righteousness endures forever.<text:line-break/><text:span text:style-name="T5">Urramach agus glòrmhor tha 'obair-san; mairidh 'fh</text:span><text:span text:style-name="T6">ì</text:span><text:span text:style-name="T5">reantachd gu bràth. </text:span><text:span text:style-name="T1"><text:line-break/> </text:span></text:p>
      <text:p text:style-name="P4"><text:soft-page-break/>111:4 He has gained renown by his wonderful deeds; the LORD is gracious and merciful.<text:line-break/><text:span text:style-name="T5">Chuir e a ghn</text:span><text:span text:style-name="T6">ì</text:span><text:span text:style-name="T5">omharan iongantach air chuimhne: gràsmhor agus truacanta tha an Tighearn.</text:span><text:span text:style-name="T1"><text:line-break/> </text:span></text:p>
      <text:p text:style-name="P4">111:5 He provides food for those who fear him; he is ever mindful of his covenant.<text:line-break/><text:span text:style-name="T5">Thug e lòn dhoibhsan d'an eagal e: cuimhnichidh e gu bràth a choimhcheangal.</text:span><text:span text:style-name="T1"><text:line-break/> </text:span></text:p>
      <text:p text:style-name="P4">111:6 He has shown his people the power of his works, in giving them the heritage of the nations.<text:line-break/><text:span text:style-name="T5">Chuir e neart 'oibre 'an céill d'a shluagh, le oighreachd nan cinneach a thabhairt doibh.</text:span><text:span text:style-name="T1"><text:line-break/> </text:span></text:p>
      <text:p text:style-name="P4">111:7 The works of his hands are faithful and just; all his precepts are trustworthy.<text:line-break/><text:span text:style-name="T5"> </text:span><text:span text:style-name="T2">Is iad f àrinn agus ceartas gn</text:span><text:span text:style-name="T3">ì</text:span><text:span text:style-name="T2">omharan a làimh; tha àitheauta-san uile f</text:span><text:span text:style-name="T3">ì</text:span><text:span text:style-name="T2">or.</text:span><text:span text:style-name="T1"><text:line-break/> </text:span></text:p>
      <text:p text:style-name="P4">111:8 They are established forever and ever, to be performed with faithfulness and uprightness.<text:line-break/><text:span text:style-name="T5"> </text:span><text:span text:style-name="T2">Seasmhach tha iad gu saoghal uan saoghal, deanta ann am f</text:span><text:span text:style-name="T3">ì</text:span><text:span text:style-name="T2">rinn agus ann an ceartas. </text:span><text:span text:style-name="T1"><text:line-break/> </text:span></text:p>
      <text:p text:style-name="P4">111:9 He sent redemption to his people; he has commanded his covenant forever. Holy and awesome is his name.<text:line-break/><text:span text:style-name="T5"> </text:span><text:span text:style-name="T2">Chuir e saorsa dh'ionnsuidh a shluaigh, dh'àithn e a choimhcheangal gu bràth; is naomh agus urramach 'ainm-san.</text:span><text:span text:style-name="T1"><text:line-break/> </text:span></text:p>
      <text:p text:style-name="P4">111:10 The fear of the LORD is the beginning of wisdom; all those who practice it have a good understanding. His praise endures forever.<text:span text:style-name="T5"> <text:line-break/> </text:span><text:span text:style-name="T2">Is e eagal an Tighearna toiseach a' ghliocais; tha deadh thuigse aca-san uile a ni àitheanta-san: mairidh a chliu gu bràth.</text:span><text:span text:style-name="T1"><text:line-break/> </text:span></text:p>
      <text:p text:style-name="P5"><text:bookmark text:name="epistle_reading"/>2 Timothy 2:8-1</text:p>
      <text:p text:style-name="P4">2:8 Remember Jesus Christ, raised from the dead, a descendant of David--that is my gospel,<text:line-break/><text:span text:style-name="T5"> Cuimhnich gu'n do thogadh o na mairbh losa Criosd, de shàol Dhaibhidh, a réir mo shoisgeil-sa;</text:span><text:span text:style-name="T1"><text:line-break/> </text:span></text:p>
      <text:p text:style-name="P4">2:9 for which I suffer hardship, even to the point of being chained like a criminal. But the word of God is not chained.<text:line-break/><text:span text:style-name="T5"> Air son am bheil mise a' fulang mar fhear droch-bheirt, eadhon gu geimhlibh; ach cha-n'eil focal Dhé ceangailte.</text:span><text:span text:style-name="T1"><text:line-break/> </text:span></text:p>
      <text:p text:style-name="P4">2:10 Therefore I endure everything for the sake of the elect, so that they may also obtain the salvation that is in Christ Jesus, with eternal glory.<text:line-break/><text:span text:style-name="T5"> Uime sin tha mi ag iomchr nan uile nithean air son nan daoine taghta, chum gu'm faigh iadsan mar an ceudna an t-slàinte a tha ann an losa Criosd, maille ri glòir sh</text:span><text:span text:style-name="T6">ì</text:span><text:span text:style-name="T5">orruidh.</text:span><text:span text:style-name="T1"><text:line-break/> </text:span></text:p>
      <text:p text:style-name="P4">2:11 The saying is sure: If we have died with him, we will also live with him;<text:line-break/><text:span text:style-name="T5"> Is ràdh f</text:span><text:span text:style-name="T6">ì</text:span><text:span text:style-name="T5">or so, Ma bhàsaicheas sinn maille ris, gu'm bi sinn beò mar an ceudna maille ris:</text:span><text:span text:style-name="T1"><text:line-break/></text:span><text:soft-page-break/></text:p>
      <text:p text:style-name="P4">2:12 if we endure, we will also reign with him; if we deny him, he will also deny us;<text:line-break/><text:span text:style-name="T5"> Ma dh'fhuilingeas sinn, r</text:span><text:span text:style-name="T6">ì</text:span><text:span text:style-name="T5">ghichidh sinn mar an ceudna maille ris: ma dh'àicheadhas sinn e, àicheadhaidh esan sinne mar an ceudna.</text:span><text:span text:style-name="T1"><text:line-break/> </text:span></text:p>
      <text:p text:style-name="P4">2:13 if we are faithless, he remains faithful-- for he cannot deny himself.<text:line-break/><text:span text:style-name="T5"> Mur creid sinne, gidheadh tha esan a' fantuinn firinneach; cha-n'eil e'n comas da e féin àicheadh.</text:span><text:span text:style-name="T1"><text:line-break/> </text:span></text:p>
      <text:p text:style-name="P4">2:14 Remind them of this, and warn them before God that they are to avoid wrangling over words, which does no good but only ruins those who are listening.<text:line-break/><text:span text:style-name="T5"> </text:span><text:span text:style-name="T2">Cuir na nithean sin 'an cuimhne dhoibh, a' cur sparraidh orra 'am fianuis an Tighearna, gun iad a bhi 'connsachadh mu fhoclaibh anns nach 'eil tairbhe sam bith, ach a thilgeas bun os ceann an luchd-éisdeachd.</text:span><text:span text:style-name="T1"><text:line-break/> </text:span></text:p>
      <text:p text:style-name="P4">2:15 Do your best to present yourself to God as one approved by him, a worker who has no need to be ashamed, rightly explaining the word of truth.<text:line-break/><text:span text:style-name="T5"> Dean d</text:span><text:span text:style-name="T6">ì</text:span><text:span text:style-name="T5">chioll air thu féin a nochdadh dearbhta do Dhia, a'd' shaothraiche, nach ruig a leas uàire a ghabhail a' roinn focail na f</text:span><text:span text:style-name="T6">ì</text:span><text:span text:style-name="T5">rinn gu ceart.</text:span><text:span text:style-name="T1"><text:line-break/> </text:span></text:p>
      <text:p text:style-name="P3"><text:bookmark text:name="gospel_reading"/>Luke 17:11-19</text:p>
      <text:p text:style-name="Standard">17:11 On the way to Jerusalem Jesus was going through the region between Samaria and Galilee.<text:line-break/><text:span text:style-name="T5"> </text:span><text:span text:style-name="T2">A nis, ag dol suas da gu lerusalem, chaidh e troimh mheadhon Shamaria agus Ghalile.</text:span><text:span text:style-name="T1"><text:line-break/> </text:span></text:p>
      <text:p text:style-name="Standard">17:12 As he entered a village, ten lepers approached him. Keeping their distance,<text:line-break/><text:span text:style-name="T5"> </text:span><text:span text:style-name="T2">Agus an uair a bha e 'dol a stigh do bhaile àraidh, thachair deichnear dhaoine air a bha 'n an lobhair, a sheas fada uaith:</text:span><text:span text:style-name="T1"><text:line-break/> </text:span></text:p>
      <text:p text:style-name="Standard">17:13 they called out, saying, "Jesus, Master, have mercy on us!"<text:line-break/><text:span text:style-name="T5"> </text:span><text:span text:style-name="T2">Agus thog iad suas an guth, ag ràdh, losa, a mhaighstir, dean tròcair oirnn.</text:span><text:span text:style-name="T1"><text:line-break/> </text:span></text:p>
      <text:p text:style-name="Standard">17:14 When he saw them, he said to them, "Go and show yourselves to the priests." And as they went, they were made clean.<text:line-break/><text:span text:style-name="T5"> </text:span><text:span text:style-name="T2">Agus an uair a chunnaic e iad, thubhairt e riu, Imichibh, nochdaibh sibh féin do na sagartaibh. Agus ag imeachd dhoibh, ghlanadh iad.</text:span><text:span text:style-name="T1"><text:line-break/> </text:span></text:p>
      <text:p text:style-name="Standard">17:15 Then one of them, when he saw that he was healed, turned back, praising God with a loud voice.<text:line-break/><text:span text:style-name="T5"> </text:span><text:span text:style-name="T2">Agus an uair a chunnaic aon diubh gu'n do leighiseadh e, phill e air ais, a' toirt glòire do Dhia le guth àrd,</text:span><text:span text:style-name="T1"><text:line-break/> </text:span></text:p>
      <text:p text:style-name="Standard">17:16 He prostrated himself at Jesus' feet and thanked him. And he was a Samaritan.<text:line-break/><text:span text:style-name="T5"> </text:span><text:span text:style-name="T2">Agus thuit e air 'aghaidh aig a chosaibh-san, a' toirt buidheachais da: agus bu Shamaritanach e.</text:span><text:span text:style-name="T1"><text:line-break/> </text:span></text:p>
      <text:p text:style-name="Standard">17:17 Then Jesus asked, "Were not ten made clean? But the other nine, where are they?<text:line-break/><text:span text:style-name="T5"> </text:span><text:span text:style-name="T2">Agus fhreagair losa agus thubhairt e, Nach do ghlanadh deichnear? ach an naoiuear, c'àit am bheil iad?</text:span><text:span text:style-name="T1"><text:line-break/> </text:span></text:p>
      <text:p text:style-name="Standard">17:18 Was none of them found to return and give praise to God except this foreigner?"<text:line-break/><text:span text:style-name="T5"> </text:span><text:span text:style-name="T2">Cha d'fhuaradh a phill a thoirt glòire do Dhia, ach an coigreach so.</text:span><text:span text:style-name="T1"><text:line-break/> </text:span></text:p>
      <text:p text:style-name="Standard"><text:soft-page-break/>17:19 Then he said to him, "Get up and go on your way; your faith has made you well." <text:line-break/><text:span text:style-name="T5"> </text:span><text:span text:style-name="T2">Agus thubhairt e ris, Eirich, imich; shlànuich do chreidimh thu.</text:span><text:span text:style-name="T1"><text:line-brea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100%" fo:margin-left="0cm" fo:margin-right="0cm" fo:margin-top="0cm" fo:margin-bottom="0cm" fo:text-indent="0cm" style:auto-text-indent="false"/>
      <style:text-properties fo:font-size="9pt" fo:font-style="italic"/>
    </style:style>
    <style:style style:name="Verses" style:family="paragraph" style:parent-style-name="Text_20_body" style:class="text">
      <style:paragraph-properties fo:margin="100%" fo:margin-left="1.251cm" fo:margin-right="0cm" fo:margin-top="0cm" fo:margin-bottom="0cm" fo:text-indent="-1.251cm" style:auto-text-indent="false">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09-15T12:50:52.50</meta:creation-date>
    <dc:date>2013-10-10T06:08:11.42</dc:date>
    <dc:creator>Pamela Mclean</dc:creator>
    <meta:editing-duration>P5DT19H37M2S</meta:editing-duration>
    <meta:editing-cycles>12</meta:editing-cycles>
    <meta:generator>OpenOffice.org/3.4.1$Win32 OpenOffice.org_project/341m1$Build-9593</meta:generator>
    <meta:document-statistic meta:table-count="0" meta:image-count="0" meta:object-count="0" meta:page-count="7" meta:paragraph-count="64" meta:word-count="2801" meta:character-count="15328"/>
  </office:meta>
</office:document-meta>
</file>